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17c0b" draw:marker-start-width="0.358cm" draw:marker-end-width="0.358cm" draw:fill-color="#6a9662" draw:textarea-horizontal-align="justify" draw:textarea-vertical-align="middle" draw:auto-grow-height="false" fo:min-height="6.974cm" fo:min-width="7.922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17c0b" draw:marker-start-width="0.358cm" draw:marker-end-width="0.358cm" draw:fill-color="#476042" draw:textarea-horizontal-align="justify" draw:textarea-vertical-align="middle" draw:auto-grow-height="false" fo:min-height="2.639cm" fo:min-width="2.871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f17c0b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6a9662"/>
      <style:paragraph-properties fo:text-align="center"/>
    </style:style>
    <style:style style:name="P2" style:family="paragraph">
      <loext:graphic-properties draw:fill-color="#476042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83cm" svg:height="9.631cm" draw:transform="skewX (-1.7854393247838E-017) rotate (-0.161442955809475) translate (4.726cm 8.012cm)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333cm" svg:height="3.851cm" draw:transform="skewX (0.000174532925199459) rotate (-0.14765485471872) translate (6.829cm 11.825cm)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layer="layout" svg:x1="7.831cm" svg:y1="11.959cm" svg:x2="7.126cm" svg:y2="8.396cm">
          <text:p/>
        </draw:line>
        <draw:line draw:style-name="gr3" draw:text-style-name="P3" draw:layer="layout" svg:x1="6.702cm" svg:y1="12.805cm" svg:x2="4.304cm" svg:y2="10.407cm">
          <text:p/>
        </draw:line>
        <draw:line draw:style-name="gr3" draw:text-style-name="P3" draw:layer="layout" svg:x1="11.101cm" svg:y1="12.459cm" svg:x2="15.345cm" svg:y2="9.807cm">
          <text:p/>
        </draw:line>
        <draw:line draw:style-name="gr3" draw:text-style-name="P3" draw:layer="layout" svg:x1="3.245cm" svg:y1="17.462cm" svg:x2="6.209cm" svg:y2="15.628cm">
          <text:p/>
        </draw:line>
        <draw:line draw:style-name="gr3" draw:text-style-name="P3" draw:layer="layout" svg:x1="11.43cm" svg:y1="18.873cm" svg:x2="9.56cm" svg:y2="16.086cm">
          <text:p/>
        </draw:line>
        <draw:line draw:style-name="gr3" draw:text-style-name="P3" draw:layer="layout" svg:x1="12.559cm" svg:y1="11.782cm" svg:x2="9.983cm" svg:y2="13.299cm">
          <text:p/>
        </draw:line>
        <draw:line draw:style-name="gr3" draw:text-style-name="P3" draw:layer="layout" svg:x1="11.959cm" svg:y1="15.875cm" svg:x2="10.731cm" svg:y2="15.335cm">
          <text:p/>
        </draw:line>
        <draw:line draw:style-name="gr3" draw:text-style-name="P3" draw:layer="layout" svg:x1="3.175cm" svg:y1="17.497cm" svg:x2="4.304cm" svg:y2="10.4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07:26:37.437112433</meta:creation-date>
    <dc:date>2017-12-03T11:19:41.664975995</dc:date>
    <meta:editing-duration>PT2H45M12S</meta:editing-duration>
    <meta:editing-cycles>2</meta:editing-cycles>
    <meta:generator>LibreOffice/5.0.3.2$Linux_X86_64 LibreOffice_project/00m0$Build-2</meta:generator>
    <meta:document-statistic meta:object-count="10"/>
  </office:meta>
</office:document-meta>
</file>